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NewRomanPSMT" svg:font-family="TimesNewRomanPSMT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fo:line-height="138%" fo:text-align="start" style:justify-single-word="false" style:writing-mode="lr-tb"/>
      <style:text-properties fo:font-variant="normal" fo:text-transform="none" fo:color="#000000" style:text-line-through-style="none" style:font-name="Times New Roman" fo:font-size="11pt" fo:font-style="normal" style:text-underline-style="none" fo:font-weight="normal" style:text-blinking="false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" style:family="paragraph" style:parent-style-name="Text_20_body">
      <style:paragraph-properties fo:margin-top="0in" fo:margin-bottom="0in" fo:line-height="138%" fo:text-align="start" style:justify-single-word="false" style:writing-mode="lr-tb"/>
      <style:text-properties fo:font-variant="normal" fo:text-transform="none" fo:color="#000000" style:text-line-through-style="none" style:font-name="Times New Roman" fo:font-size="11pt" fo:font-style="normal" style:text-underline-style="none" fo:font-weight="normal" style:text-blinking="false" fo:background-color="transparent" style:font-name-asian="TimesNewRomanPSMT" style:font-size-asian="11pt" style:font-style-asian="normal" style:font-weight-asian="normal" style:font-name-complex="TimesNewRomanPSMT" style:font-size-complex="11pt" style:font-style-complex="normal" style:font-weight-complex="normal"/>
    </style:style>
    <style:style style:name="P3" style:family="paragraph" style:parent-style-name="Text_20_body">
      <style:paragraph-properties fo:margin-top="0in" fo:margin-bottom="0in" fo:line-height="138%" fo:text-align="start" style:justify-single-word="false" style:writing-mode="lr-tb"/>
      <style:text-properties fo:font-variant="normal" fo:text-transform="none" fo:color="#000000" style:text-line-through-style="none" style:font-name="Times New Roman" fo:font-size="11pt" fo:font-style="normal" style:text-underline-style="none" fo:font-weight="bold" style:text-blinking="false" fo:background-color="transparent" style:font-size-asian="11pt" style:font-style-asian="normal" style:font-weight-asian="bold" style:font-size-complex="11pt" style:font-style-complex="normal" style:font-weight-complex="bold"/>
    </style:style>
    <style:style style:name="P4" style:family="paragraph" style:parent-style-name="Text_20_body">
      <style:paragraph-properties fo:margin-top="0in" fo:margin-bottom="0in" fo:line-height="138%" fo:text-align="start" style:justify-single-word="false" style:writing-mode="lr-tb"/>
      <style:text-properties fo:font-variant="normal" fo:text-transform="none" fo:color="#000000" style:text-line-through-style="none" style:font-name="Times New Roman" fo:font-size="11pt" style:text-underline-style="none" style:text-blinking="false" fo:background-color="transparent" style:font-name-asian="TimesNewRomanPSMT" style:font-size-asian="11pt" style:font-name-complex="TimesNewRomanPSMT" style:font-size-complex="11pt"/>
    </style:style>
    <style:style style:name="P5" style:family="paragraph" style:parent-style-name="Text_20_body">
      <style:paragraph-properties fo:margin-top="0in" fo:margin-bottom="0in" fo:line-height="138%" fo:text-align="start" style:justify-single-word="false" style:writing-mode="lr-tb"/>
      <style:text-properties fo:font-variant="normal" fo:text-transform="none" fo:color="#000000" style:text-line-through-style="none" style:font-name="Courier New" fo:font-size="10pt" style:text-underline-style="none" style:text-blinking="false" fo:background-color="transparent" style:font-name-asian="TimesNewRomanPSMT" style:font-size-asian="10pt" style:font-name-complex="TimesNewRomanPSMT" style:font-size-complex="10pt"/>
    </style:style>
    <style:style style:name="P6" style:family="paragraph" style:parent-style-name="Text_20_body">
      <style:paragraph-properties fo:margin-top="0in" fo:margin-bottom="0in" fo:line-height="138%" fo:text-align="start" style:justify-single-word="false" style:writing-mode="lr-tb"/>
      <style:text-properties style:font-name="Times New Roman" fo:font-size="11pt" style:font-size-asian="11pt" style:font-size-complex="11pt"/>
    </style:style>
    <style:style style:name="P7" style:family="paragraph" style:parent-style-name="Text_20_body">
      <style:paragraph-properties fo:margin-top="0in" fo:margin-bottom="0in" fo:line-height="138%" fo:text-align="center" style:justify-single-word="false" style:writing-mode="lr-tb"/>
      <style:text-properties fo:font-variant="normal" fo:text-transform="none" fo:color="#000000" style:text-line-through-style="none" style:font-name="Times New Roman" fo:font-size="14pt" fo:font-style="normal" style:text-underline-style="none" fo:font-weight="bold" style:text-blinking="false" fo:background-color="transparent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Text_20_body">
      <style:paragraph-properties fo:margin-top="0in" fo:margin-bottom="0in" fo:line-height="138%" fo:text-align="start" style:justify-single-word="false" style:writing-mode="lr-tb"/>
      <style:text-properties fo:font-variant="normal" fo:text-transform="none" fo:color="#000000" style:text-line-through-style="none" style:font-name="Times New Roman" fo:font-size="11pt" fo:font-style="normal" style:text-underline-style="none" fo:font-weight="normal" style:text-blinking="false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="Courier New"/>
    </style:style>
    <style:style style:name="T2" style:family="text">
      <style:text-properties fo:font-variant="normal" fo:text-transform="none" fo:color="#000000" style:text-line-through-style="none" style:text-underline-style="none" style:text-blinking="false" fo:background-color="transparent" style:font-name-asian="TimesNewRomanPSMT" style:font-name-complex="TimesNewRomanPSMT"/>
    </style:style>
    <style:style style:name="T3" style:family="text">
      <style:text-properties fo:font-variant="normal" fo:text-transform="none" fo:color="#000000" style:text-line-through-style="none" style:font-name="Courier New" style:text-underline-style="none" style:text-blinking="false" fo:background-color="transparent" style:font-name-asian="TimesNewRomanPSMT" style:font-name-complex="TimesNewRomanPSMT"/>
    </style:style>
    <style:style style:name="T4" style:family="text">
      <style:text-properties fo:font-variant="normal" fo:text-transform="none" fo:color="#000000" style:text-line-through-style="none" style:font-name="Courier New" fo:font-size="10pt" style:text-underline-style="none" style:text-blinking="false" fo:background-color="transparent" style:font-name-asian="TimesNewRomanPSMT" style:font-size-asian="10pt" style:font-name-complex="TimesNewRomanPSMT" style:font-size-complex="10pt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TimesNewRomanPSMT" style:font-style-asian="normal" style:font-weight-asian="normal" style:font-name-complex="TimesNewRomanPSMT" style:font-style-complex="normal" style:font-weight-complex="normal"/>
    </style:style>
    <style:style style:name="T7" style:family="text">
      <style:text-properties style:font-name="Times New Roman"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Linux Reference Card</text:p>
      <text:h text:style-name="Heading_20_3" text:outline-level="3">1. Shell Commands</text:h>
      <text:p text:style-name="P3">Command<text:tab/>Description<text:tab/><text:tab/><text:tab/><text:tab/><text:tab/>Symbol<text:tab/>Meaning</text:p>
      <text:p text:style-name="P1"><text:span text:style-name="T1">cd</text:span><text:tab/><text:tab/>Change the working directory<text:tab/><text:tab/><text:tab/><text:span text:style-name="T1">*</text:span><text:tab/><text:tab/>Match any characters</text:p>
      <text:p text:style-name="P1"><text:span text:style-name="T1">cp</text:span><text:tab/><text:tab/>Copy<text:tab/><text:tab/><text:tab/><text:tab/><text:tab/><text:tab/><text:span text:style-name="T1">?</text:span><text:tab/><text:tab/>Match any one character</text:p>
      <text:p text:style-name="P1"><text:span text:style-name="T1">less</text:span><text:tab/><text:tab/>Display the contents of a file<text:tab/><text:tab/><text:tab/><text:span text:style-name="T1">~</text:span><text:tab/><text:tab/>Home directory</text:p>
      <text:p text:style-name="P1"><text:span text:style-name="T1">ls</text:span><text:tab/><text:tab/>List the contents of a directory<text:tab/><text:tab/><text:tab/><text:span text:style-name="T1">/</text:span><text:tab/><text:tab/>Root directory</text:p>
      <text:p text:style-name="P1"><text:span text:style-name="T1">man</text:span><text:tab/><text:tab/>Display a manual entry<text:tab/><text:tab/><text:tab/><text:tab/><text:span text:style-name="T1">..</text:span><text:tab/><text:tab/>The directory above</text:p>
      <text:p text:style-name="P1"><text:span text:style-name="T1">mkdir</text:span><text:tab/><text:tab/>Make a directory<text:tab/><text:tab/><text:tab/><text:tab/><text:span text:style-name="T1">.</text:span><text:tab/><text:tab/>The current directory</text:p>
      <text:p text:style-name="P1"><text:span text:style-name="T1">mv</text:span><text:tab/><text:tab/>Move a file </text:p>
      <text:p text:style-name="P1"><text:span text:style-name="T1">rm</text:span><text:tab/><text:tab/>Remove a file</text:p>
      <text:p text:style-name="P1"><text:span text:style-name="T1">rmdir</text:span><text:tab/><text:tab/>Remove a directory</text:p>
      <text:p text:style-name="P1"><text:span text:style-name="T1">pwd</text:span><text:tab/><text:tab/>Display the path of the working directory</text:p>
      <text:p text:style-name="P1"/>
      <text:h text:style-name="Heading_20_3" text:outline-level="3">2. Tools</text:h>
      <text:p text:style-name="P6"><text:span text:style-name="T5">Compiling: <text:tab/></text:span><text:span text:style-name="T4">javac ClassName.java</text:span></text:p>
      <text:p text:style-name="P4"/>
      <text:p text:style-name="P6"><text:span text:style-name="T2">Checkstyle:<text:tab/></text:span><text:span text:style-name="T4">java -jar checkstyle-*-all.jar -c ChecksFile.xml ClassName.java</text:span></text:p>
      <text:p text:style-name="P2"/>
      <text:p text:style-name="P6"><text:span text:style-name="T6">Executing: <text:tab/></text:span><text:span text:style-name="T4">java ClassName</text:span></text:p>
      <text:p text:style-name="P5"><text:tab/><text:tab/>java ClassName &lt; test.in &gt; test.out</text:p>
      <text:p text:style-name="P5"/>
      <text:p text:style-name="Standard">Comparing:<text:tab/>meld test.exp test.out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NewRomanPSMT" svg:font-family="TimesNewRomanPSMT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Bernstein</meta:initial-creator>
    <meta:creation-date>2017-09-27T10:05:56.72</meta:creation-date>
    <dc:date>2017-09-27T13:03:45.03</dc:date>
    <dc:creator>David Bernstein</dc:creator>
    <meta:editing-duration>PT1H49M19S</meta:editing-duration>
    <meta:editing-cycles>13</meta:editing-cycles>
    <meta:generator>OpenOffice/4.1.0$Win32 OpenOffice.org_project/410m18$Build-9764</meta:generator>
    <meta:document-statistic meta:table-count="0" meta:image-count="0" meta:object-count="0" meta:page-count="1" meta:paragraph-count="19" meta:word-count="108" meta:character-count="707"/>
  </office:meta>
</office:document-meta>
</file>